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89fe" officeooo:paragraph-rsid="0017a1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989fe" officeooo:paragraph-rsid="0017a16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7a168"/>
    </style:style>
    <style:style style:name="P4" style:family="paragraph" style:parent-style-name="Standard">
      <style:paragraph-properties fo:text-align="justify" style:justify-single-word="false"/>
      <style:text-properties officeooo:rsid="0017a168" officeooo:paragraph-rsid="001b4603"/>
    </style:style>
    <style:style style:name="P5" style:family="paragraph" style:parent-style-name="Standard">
      <style:paragraph-properties fo:text-align="justify" style:justify-single-word="false"/>
      <style:text-properties officeooo:rsid="0017a168" officeooo:paragraph-rsid="001ca77d"/>
    </style:style>
    <style:style style:name="P6" style:family="paragraph" style:parent-style-name="Standard">
      <style:paragraph-properties fo:text-align="justify" style:justify-single-word="false"/>
      <style:text-properties officeooo:rsid="001d5942" officeooo:paragraph-rsid="00222aae"/>
    </style:style>
    <style:style style:name="P7" style:family="paragraph" style:parent-style-name="Standard">
      <style:paragraph-properties fo:text-align="justify" style:justify-single-word="false"/>
      <style:text-properties officeooo:rsid="001d5942" officeooo:paragraph-rsid="001d5942"/>
    </style:style>
    <style:style style:name="P8" style:family="paragraph" style:parent-style-name="Standard">
      <style:paragraph-properties fo:text-align="justify" style:justify-single-word="false"/>
      <style:text-properties officeooo:rsid="001eb65f" officeooo:paragraph-rsid="001d5942"/>
    </style:style>
    <style:style style:name="P9" style:family="paragraph" style:parent-style-name="Standard">
      <style:paragraph-properties fo:text-align="justify" style:justify-single-word="false"/>
      <style:text-properties officeooo:rsid="001eb65f" officeooo:paragraph-rsid="00222aae"/>
    </style:style>
    <style:style style:name="P10" style:family="paragraph" style:parent-style-name="Standard">
      <style:paragraph-properties fo:text-align="justify" style:justify-single-word="false"/>
      <style:text-properties officeooo:rsid="001eb65f" officeooo:paragraph-rsid="0029351a"/>
    </style:style>
    <style:style style:name="P11" style:family="paragraph" style:parent-style-name="Standard">
      <style:paragraph-properties fo:text-align="justify" style:justify-single-word="false"/>
      <style:text-properties officeooo:rsid="001eb65f" officeooo:paragraph-rsid="002afb66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7a168" officeooo:paragraph-rsid="0017a16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ca77d" officeooo:paragraph-rsid="001ca77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ca77d" officeooo:paragraph-rsid="00206736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d5942" officeooo:paragraph-rsid="00222aa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d5942" officeooo:paragraph-rsid="001d5942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d5942" officeooo:paragraph-rsid="00222aae"/>
    </style:style>
    <style:style style:name="T1" style:family="text">
      <style:text-properties officeooo:rsid="0017a168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98f13" style:font-weight-asian="normal" style:font-weight-complex="normal"/>
    </style:style>
    <style:style style:name="T4" style:family="text">
      <style:text-properties style:text-underline-style="none" fo:font-weight="normal" officeooo:rsid="001a0265" style:font-weight-asian="normal" style:font-weight-complex="normal"/>
    </style:style>
    <style:style style:name="T5" style:family="text">
      <style:text-properties style:text-underline-style="none" fo:font-weight="normal" officeooo:rsid="001acba3" style:font-weight-asian="normal" style:font-weight-complex="normal"/>
    </style:style>
    <style:style style:name="T6" style:family="text">
      <style:text-properties style:text-underline-style="none" fo:font-weight="normal" officeooo:rsid="001b4603" style:font-weight-asian="normal" style:font-weight-complex="normal"/>
    </style:style>
    <style:style style:name="T7" style:family="text">
      <style:text-properties style:text-underline-style="none" fo:font-weight="normal" officeooo:rsid="001ca77d" style:font-weight-asian="normal" style:font-weight-complex="normal"/>
    </style:style>
    <style:style style:name="T8" style:family="text">
      <style:text-properties style:text-underline-style="none" fo:font-weight="normal" officeooo:rsid="001fae98" style:font-weight-asian="normal" style:font-weight-complex="normal"/>
    </style:style>
    <style:style style:name="T9" style:family="text">
      <style:text-properties style:text-underline-style="none" fo:font-weight="normal" officeooo:rsid="00206736" style:font-weight-asian="normal" style:font-weight-complex="normal"/>
    </style:style>
    <style:style style:name="T10" style:family="text">
      <style:text-properties style:text-underline-style="none" fo:font-weight="normal" officeooo:rsid="001ebf0e" style:font-weight-asian="normal" style:font-weight-complex="normal"/>
    </style:style>
    <style:style style:name="T11" style:family="text">
      <style:text-properties style:text-underline-style="none" fo:font-weight="normal" officeooo:rsid="00252042" style:font-weight-asian="normal" style:font-weight-complex="normal"/>
    </style:style>
    <style:style style:name="T12" style:family="text">
      <style:text-properties style:text-underline-style="none" fo:font-weight="normal" officeooo:rsid="0025a96e" style:font-weight-asian="normal" style:font-weight-complex="normal"/>
    </style:style>
    <style:style style:name="T13" style:family="text">
      <style:text-properties style:text-underline-style="none" fo:font-weight="normal" officeooo:rsid="0028ac7b" style:font-weight-asian="normal" style:font-weight-complex="normal"/>
    </style:style>
    <style:style style:name="T14" style:family="text">
      <style:text-properties style:text-underline-style="none" fo:font-weight="normal" officeooo:rsid="0029351a" style:font-weight-asian="normal" style:font-weight-complex="normal"/>
    </style:style>
    <style:style style:name="T15" style:family="text">
      <style:text-properties style:text-underline-style="none" fo:font-weight="normal" officeooo:rsid="002afb66" style:font-weight-asian="normal" style:font-weight-complex="normal"/>
    </style:style>
    <style:style style:name="T16" style:family="text">
      <style:text-properties style:text-underline-style="none" fo:font-weight="normal" officeooo:rsid="002b313b" style:font-weight-asian="normal" style:font-weight-complex="normal"/>
    </style:style>
    <style:style style:name="T17" style:family="text">
      <style:text-properties style:text-underline-style="none" fo:font-weight="normal" officeooo:rsid="002cc440" style:font-weight-asian="normal" style:font-weight-complex="normal"/>
    </style:style>
    <style:style style:name="T18" style:family="text">
      <style:text-properties style:text-underline-style="none" fo:font-weight="normal" officeooo:rsid="002e8b2a" style:font-weight-asian="normal" style:font-weight-complex="normal"/>
    </style:style>
    <style:style style:name="T19" style:family="text">
      <style:text-properties style:text-underline-style="none" fo:font-weight="normal" officeooo:rsid="0030a711" style:font-weight-asian="normal" style:font-weight-complex="normal"/>
    </style:style>
    <style:style style:name="T20" style:family="text">
      <style:text-properties style:text-underline-style="none" fo:font-weight="normal" officeooo:rsid="003293be" style:font-weight-asian="normal" style:font-weight-complex="normal"/>
    </style:style>
    <style:style style:name="T21" style:family="text">
      <style:text-properties officeooo:rsid="00252042"/>
    </style:style>
    <style:style style:name="T22" style:family="text">
      <style:text-properties officeooo:rsid="0029351a"/>
    </style:style>
    <style:style style:name="T23" style:family="text">
      <style:text-properties officeooo:rsid="002f12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d'activités – Matthieu Beaupérin</text:p>
      <text:p text:style-name="P1"><text:span text:style-name="T1">Août</text:span> 2015.</text:p>
      <text:p text:style-name="P1"/>
      <text:p text:style-name="P2"/>
      <text:list xml:id="list2227821554756082841" text:style-name="L1">
        <text:list-item>
          <text:p text:style-name="P12">Modification de l'API de GenericSystem permettant un comportement client-serveur distant.</text:p>
        </text:list-item>
      </text:list>
      <text:p text:style-name="P3"/>
      <text:p text:style-name="P3"/>
      <text:p text:style-name="P4"><text:span text:style-name="T2"><text:tab/></text:span><text:span text:style-name="T5">A l'heure actuelle l</text:span><text:span text:style-name="T2">e fonctionnement de Generic</text:span><text:span text:style-name="T3">S</text:span><text:span text:style-name="T2">ystem est un fonctionnement exclusivement local. </text:span><text:span text:style-name="T4">Ce comportement limite fortement le potentiel de Generic</text:span><text:span text:style-name="T13">S</text:span><text:span text:style-name="T4">ystem et </text:span><text:span text:style-name="T5">par ailleurs est peu</text:span><text:span text:style-name="T4"> pertinent </text:span><text:span text:style-name="T5">dans</text:span><text:span text:style-name="T4"> </text:span><text:span text:style-name="T5">le contexte technologique actuel favorisant l'interconnexion des systèmes. </text:span><text:span text:style-name="T6">L'évolution de Generic System doit donc s'orienter vers la possibilité d'utilisation distante.</text:span></text:p>
      <text:p text:style-name="P4"/>
      <text:p text:style-name="P5"><text:span text:style-name="T6"><text:tab/>Pour réaliser cette évolution, il a été décidé d'</text:span><text:span text:style-name="T7">utiliser</text:span><text:span text:style-name="T6"> Vert.x </text:span><text:span text:style-name="T7">qui permet de créer simplement des applications distribuées performantes. </text:span></text:p>
      <text:p text:style-name="P5"><text:span text:style-name="T7"><text:tab/>D'un point de vue technique plusieurs solutions ont été envisagées</text:span><text:span text:style-name="T6"> </text:span><text:span text:style-name="T7">pour réaliser la communication entre les parties clients et serveur </text:span><text:span text:style-name="T8">et optimiser les performances concernant les échanges de données </text:span><text:span text:style-name="T7">: </text:span></text:p>
      <text:p text:style-name="P13"/>
      <text:p text:style-name="P14">- soit <text:s/>par http </text:p>
      <text:p text:style-name="P13"/>
      <text:p text:style-name="P5"><text:span text:style-name="T7">­- soit l'utilisation de websockets (</text:span><text:span text:style-name="T9">initialisé</text:span><text:span text:style-name="T12">e</text:span><text:span text:style-name="T11">s</text:span><text:span text:style-name="T9"> </text:span><text:span text:style-name="T7">à travers une connexion http)</text:span></text:p>
      <text:p text:style-name="P5"/>
      <text:list xml:id="list4290544171635460730" text:style-name="L2">
        <text:list-item>
          <text:p text:style-name="P15">Communication par HTTP</text:p>
        </text:list-item>
      </text:list>
      <text:p text:style-name="P8"/>
      <text:p text:style-name="P7"><text:tab/><text:span text:style-name="T21">Vert.x permet de créer simplement des clients et serveurs http. L'utilistation de ce système a permis de réaliser un environnement fiable d'utilisation distant de GenericSystem.</text:span></text:p>
      <text:p text:style-name="P7"><text:tab/><text:span text:style-name="T22">En terme de performances, l'accès distant a travers le réseau local a donné satisfaction puisqu'un <text:s/>client GenericSystem démarre en 100 ms environ. Toutefois concernant un accès distant hors réseau local le démarrage a atteint le délai peu acceptable de 8s.</text:span></text:p>
      <text:p text:style-name="P7"><text:tab/><text:span text:style-name="T22">Une optimisation du nombre de requêtes nécessaires au démarrage d'un client GenericSystem sera nécessaire, ainsi qu'une réflexion sur le type de données transmises (long, string,...).</text:span></text:p>
      <text:p text:style-name="P16"/>
      <text:list xml:id="list100316799662813" text:continue-numbering="true" text:style-name="L2">
        <text:list-item>
          <text:p text:style-name="P17"><text:span text:style-name="T7">U</text:span><text:span text:style-name="T2">tilisation de websockets</text:span></text:p>
        </text:list-item>
      </text:list>
      <text:p text:style-name="P6"/>
      <text:p text:style-name="P9"><text:span text:style-name="T2"><text:tab/>La technologie des websockets est intéressante dans la mesure où elle permet de faire communiquer entre eux un client et un serveur en full-duplex. </text:span><text:span text:style-name="T10">Elle permet également d'obtenir des gains potentiels de performances du fait que la connexion reste ouverte.</text:span></text:p>
      <text:p text:style-name="P10"><text:span text:style-name="T10"><text:tab/></text:span><text:span text:style-name="T14">Une nouvelle fois Vert.x permet d'utiliser simplement cette technologie. Toutefois des problèmes sont apparus au cours des tests. </text:span><text:span text:style-name="T20">L'origine de ces problèmes est la présence d'un trop grand nombre de connexions TCP/IP qui entraîne un blocage au niveau du serveur. </text:span><text:span text:style-name="T14"><text:tab/></text:span></text:p>
      <text:p text:style-name="P11"/>
      <text:p text:style-name="P11"><text:tab/><text:span text:style-name="T23">La modification des tests unitaires en adéquation avec un accès distant a été effectuée.</text:span></text:p>
      <text:p text:style-name="P11"><text:span text:style-name="T14"><text:tab/></text:span><text:span text:style-name="T15">La mise au point de ce comportement distant a également mis en lumière ou confirmé des problèmes plus profonds concernant</text:span><text:span text:style-name="T14"> </text:span><text:span text:style-name="T15">le fonctionnement de GenericSystem, </text:span><text:span text:style-name="T16">notamment au niveau du chargement des classes </text:span><text:span text:style-name="T17">(concordance entre classes reconnues par le serveur et par le client) </text:span><text:span text:style-name="T18">lors d</text:span><text:span text:style-name="T19">u</text:span><text:span text:style-name="T18"> démarrage d'un client GenericSystem paramétré.</text:span><text:span text:style-name="T16">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09:46:21.959382470</meta:creation-date>
    <dc:date>2015-08-31T10:03:14.820393193</dc:date>
    <meta:editing-duration>PT5H38M58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370" meta:character-count="2568" meta:non-whitespace-character-count="2198"/>
  </office:meta>
</office:document-meta>
</file>